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P2" style:family="paragraph" style:parent-style-name="Footer">
      <style:paragraph-properties fo:text-align="end" style:justify-single-word="false"/>
      <style:text-properties officeooo:rsid="0008e44a" officeooo:paragraph-rsid="0008e44a"/>
    </style:style>
    <style:style style:name="P3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8dc6" officeooo:paragraph-rsid="00048dc6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48dc6" officeooo:paragraph-rsid="00048dc6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T1" style:family="text">
      <style:text-properties officeooo:rsid="0016052f"/>
    </style:style>
    <style:style style:name="T2" style:family="text">
      <style:text-properties officeooo:rsid="001dca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DBMS LAB – <text:span text:style-name="T2">5</text:span></text:p>
      <text:p text:style-name="P5"/>
      <text:p text:style-name="P5"/>
      <text:p text:style-name="P3">-- create table STUDENT (roll_no int, name varchar(30), address varchar(30), phone int, age int);</text:p>
      <text:p text:style-name="P3"/>
      <text:p text:style-name="P3"/>
      <text:p text:style-name="P3"/>
      <text:p text:style-name="P3">-- insert into STUDENT values (106121116, 'Sanjiv Kannaa', 'zircon b', 1, 20);</text:p>
      <text:p text:style-name="P3">-- insert into STUDENT values (106121086, 'nithin', 'zircon b', 2, 19);</text:p>
      <text:p text:style-name="P3">-- insert into STUDENT values (106121074, 'bhoopesh', 'zircon b', 3, 21);</text:p>
      <text:p text:style-name="P3">-- insert into STUDENT values (106121118, 'newstudent', 'zircon b', 4, 20);</text:p>
      <text:p text:style-name="P3"/>
      <text:p text:style-name="P3"/>
      <text:p text:style-name="P3">-- create table STUDENTCOURSE (courseid int, rollno int);</text:p>
      <text:p text:style-name="P3"/>
      <text:p text:style-name="P3"/>
      <text:p text:style-name="P3">-- insert into STUDENTCOURSE values (1, 106121116);</text:p>
      <text:p text:style-name="P3">-- insert into STUDENTCOURSE values (2, 106121116);</text:p>
      <text:p text:style-name="P3">-- insert into STUDENTCOURSE values (3, 106121116);</text:p>
      <text:p text:style-name="P3">-- insert into STUDENTCOURSE values (1, 106121086);</text:p>
      <text:p text:style-name="P3">-- insert into STUDENTCOURSE values (2, 106121086);</text:p>
      <text:p text:style-name="P3">-- insert into STUDENTCOURSE values (1, 106121074);</text:p>
      <text:p text:style-name="P3">-- insert into STUDENTCOURSE values (1, 106121122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1</text:p>
      <text:p text:style-name="P3">mysql&gt; select * from STUDENT INNER JOIN STUDENTCOURSE on STUDENT.roll_no = STUDENTCOURSE.rollno;</text:p>
      <text:p text:style-name="P3">+-----------+---------------+----------+-------+------+----------+-----------+</text:p>
      <text:p text:style-name="P3">| roll_no <text:s text:c="2"/>| name <text:s text:c="9"/>| address <text:s/>| phone | age <text:s/>| courseid | rollno <text:s text:c="3"/>|</text:p>
      <text:p text:style-name="P3">+-----------+---------------+----------+-------+------+----------+-----------+</text:p>
      <text:p text:style-name="P3">| 106121116 | Sanjiv Kannaa | zircon b | <text:s text:c="4"/>1 | <text:s text:c="2"/>20 | <text:s text:c="7"/>1 | 106121116 |</text:p>
      <text:p text:style-name="P3">| 106121116 | Sanjiv Kannaa | zircon b | <text:s text:c="4"/>1 | <text:s text:c="2"/>20 | <text:s text:c="7"/>2 | 106121116 |</text:p>
      <text:p text:style-name="P3">| 106121116 | Sanjiv Kannaa | zircon b | <text:s text:c="4"/>1 | <text:s text:c="2"/>20 | <text:s text:c="7"/>3 | 106121116 |</text:p>
      <text:p text:style-name="P3">| 106121086 | nithin <text:s text:c="7"/>| zircon b | <text:s text:c="4"/>2 | <text:s text:c="2"/>19 | <text:s text:c="7"/>1 | 106121086 |</text:p>
      <text:p text:style-name="P3">| 106121086 | nithin <text:s text:c="7"/>| zircon b | <text:s text:c="4"/>2 | <text:s text:c="2"/>19 | <text:s text:c="7"/>2 | 106121086 |</text:p>
      <text:p text:style-name="P3">| 106121074 | bhoopesh <text:s text:c="5"/>| zircon b | <text:s text:c="4"/>3 | <text:s text:c="2"/>21 | <text:s text:c="7"/>1 | 106121074 |</text:p>
      <text:p text:style-name="P3">+-----------+---------------+----------+-------+------+----------+-----------+</text:p>
      <text:p text:style-name="P3">6 rows in set (0.00 sec)</text:p>
      <text:p text:style-name="P3"/>
      <text:p text:style-name="P3"/>
      <text:p text:style-name="P3">Q2</text:p>
      <text:p text:style-name="P3">mysql&gt; select * from STUDENT LEFT JOIN STUDENTCOURSE on STUDENT.roll_no = STUDENTCOURSE.rollno;</text:p>
      <text:p text:style-name="P3">+-----------+---------------+----------+-------+------+----------+-----------+</text:p>
      <text:p text:style-name="P3">| roll_no <text:s text:c="2"/>| name <text:s text:c="9"/>| address <text:s/>| phone | age <text:s/>| courseid | rollno <text:s text:c="3"/>|</text:p>
      <text:p text:style-name="P3">+-----------+---------------+----------+-------+------+----------+-----------+</text:p>
      <text:p text:style-name="P3">| 106121116 | Sanjiv Kannaa | zircon b | <text:s text:c="4"/>1 | <text:s text:c="2"/>20 | <text:s text:c="7"/>3 | 106121116 |</text:p>
      <text:p text:style-name="P3">| 106121116 | Sanjiv Kannaa | zircon b | <text:s text:c="4"/>1 | <text:s text:c="2"/>20 | <text:s text:c="7"/>2 | 106121116 |</text:p>
      <text:p text:style-name="P3">| 106121116 | Sanjiv Kannaa | zircon b | <text:s text:c="4"/>1 | <text:s text:c="2"/>20 | <text:s text:c="7"/>1 | 106121116 |</text:p>
      <text:p text:style-name="P3">| 106121086 | nithin <text:s text:c="7"/>| zircon b | <text:s text:c="4"/>2 | <text:s text:c="2"/>19 | <text:s text:c="7"/>2 | 106121086 |</text:p>
      <text:p text:style-name="P3">| 106121086 | nithin <text:s text:c="7"/>| zircon b | <text:s text:c="4"/>2 | <text:s text:c="2"/>19 | <text:s text:c="7"/>1 | 106121086 |</text:p>
      <text:p text:style-name="P3">| 106121074 | bhoopesh <text:s text:c="5"/>| zircon b | <text:s text:c="4"/>3 | <text:s text:c="2"/>21 | <text:s text:c="7"/>1 | 106121074 |</text:p>
      <text:p text:style-name="P3">| 106121118 | newstudent <text:s text:c="3"/>| zircon b | <text:s text:c="4"/>4 | <text:s text:c="2"/>20 | <text:s text:c="4"/>NULL | <text:s text:c="5"/>NULL |</text:p>
      <text:p text:style-name="P3">+-----------+---------------+----------+-------+------+----------+-----------+</text:p>
      <text:p text:style-name="P3">7 rows in set (0.00 sec)</text:p>
      <text:p text:style-name="P3"/>
      <text:p text:style-name="P3"/>
      <text:p text:style-name="P3"/>
      <text:p text:style-name="P3"/>
      <text:p text:style-name="P3"><text:soft-page-break/>Q3</text:p>
      <text:p text:style-name="P3">mysql&gt; select * from STUDENT RIGHT JOIN STUDENTCOURSE on STUDENT.roll_no = STUDENTCOURSE.rollno;</text:p>
      <text:p text:style-name="P3">+-----------+---------------+----------+-------+------+----------+-----------+</text:p>
      <text:p text:style-name="P3">| roll_no <text:s text:c="2"/>| name <text:s text:c="9"/>| address <text:s/>| phone | age <text:s/>| courseid | rollno <text:s text:c="3"/>|</text:p>
      <text:p text:style-name="P3">+-----------+---------------+----------+-------+------+----------+-----------+</text:p>
      <text:p text:style-name="P3">| 106121116 | Sanjiv Kannaa | zircon b | <text:s text:c="4"/>1 | <text:s text:c="2"/>20 | <text:s text:c="7"/>1 | 106121116 |</text:p>
      <text:p text:style-name="P3">| 106121116 | Sanjiv Kannaa | zircon b | <text:s text:c="4"/>1 | <text:s text:c="2"/>20 | <text:s text:c="7"/>2 | 106121116 |</text:p>
      <text:p text:style-name="P3">| 106121116 | Sanjiv Kannaa | zircon b | <text:s text:c="4"/>1 | <text:s text:c="2"/>20 | <text:s text:c="7"/>3 | 106121116 |</text:p>
      <text:p text:style-name="P3">| 106121086 | nithin <text:s text:c="7"/>| zircon b | <text:s text:c="4"/>2 | <text:s text:c="2"/>19 | <text:s text:c="7"/>1 | 106121086 |</text:p>
      <text:p text:style-name="P3">| 106121086 | nithin <text:s text:c="7"/>| zircon b | <text:s text:c="4"/>2 | <text:s text:c="2"/>19 | <text:s text:c="7"/>2 | 106121086 |</text:p>
      <text:p text:style-name="P3">| 106121074 | bhoopesh <text:s text:c="5"/>| zircon b | <text:s text:c="4"/>3 | <text:s text:c="2"/>21 | <text:s text:c="7"/>1 | 106121074 |</text:p>
      <text:p text:style-name="P3">| <text:s text:c="5"/>NULL | NULL <text:s text:c="9"/>| NULL <text:s text:c="4"/>| <text:s/>NULL | NULL | <text:s text:c="7"/>1 | 106121122 |</text:p>
      <text:p text:style-name="P3">+-----------+---------------+----------+-------+------+----------+-----------+</text:p>
      <text:p text:style-name="P3">7 rows in set (0.00 sec)</text:p>
      <text:p text:style-name="P3"/>
      <text:p text:style-name="P3"/>
      <text:p text:style-name="P3">Q4</text:p>
      <text:p text:style-name="P3">mysql&gt; select * from STUDENT FULL JOIN STUDENTCOURSE;</text:p>
      <text:p text:style-name="P3">+-----------+---------------+----------+-------+------+----------+-----------+</text:p>
      <text:p text:style-name="P3">| roll_no <text:s text:c="2"/>| name <text:s text:c="9"/>| address <text:s/>| phone | age <text:s/>| courseid | rollno <text:s text:c="3"/>|</text:p>
      <text:p text:style-name="P3">+-----------+---------------+----------+-------+------+----------+-----------+</text:p>
      <text:p text:style-name="P3">| 106121118 | newstudent <text:s text:c="3"/>| zircon b | <text:s text:c="4"/>4 | <text:s text:c="2"/>20 | <text:s text:c="7"/>1 | 106121116 |</text:p>
      <text:p text:style-name="P3">| 106121074 | bhoopesh <text:s text:c="5"/>| zircon b | <text:s text:c="4"/>3 | <text:s text:c="2"/>21 | <text:s text:c="7"/>1 | 106121116 |</text:p>
      <text:p text:style-name="P3">| 106121086 | nithin <text:s text:c="7"/>| zircon b | <text:s text:c="4"/>2 | <text:s text:c="2"/>19 | <text:s text:c="7"/>1 | 106121116 |</text:p>
      <text:p text:style-name="P3">| 106121116 | Sanjiv Kannaa | zircon b | <text:s text:c="4"/>1 | <text:s text:c="2"/>20 | <text:s text:c="7"/>1 | 106121116 |</text:p>
      <text:p text:style-name="P3">| 106121118 | newstudent <text:s text:c="3"/>| zircon b | <text:s text:c="4"/>4 | <text:s text:c="2"/>20 | <text:s text:c="7"/>2 | 106121116 |</text:p>
      <text:p text:style-name="P3">| 106121074 | bhoopesh <text:s text:c="5"/>| zircon b | <text:s text:c="4"/>3 | <text:s text:c="2"/>21 | <text:s text:c="7"/>2 | 106121116 |</text:p>
      <text:p text:style-name="P3">| 106121086 | nithin <text:s text:c="7"/>| zircon b | <text:s text:c="4"/>2 | <text:s text:c="2"/>19 | <text:s text:c="7"/>2 | 106121116 |</text:p>
      <text:p text:style-name="P3">| 106121116 | Sanjiv Kannaa | zircon b | <text:s text:c="4"/>1 | <text:s text:c="2"/>20 | <text:s text:c="7"/>2 | 106121116 |</text:p>
      <text:p text:style-name="P3">| 106121118 | newstudent <text:s text:c="3"/>| zircon b | <text:s text:c="4"/>4 | <text:s text:c="2"/>20 | <text:s text:c="7"/>3 | 106121116 |</text:p>
      <text:p text:style-name="P3">| 106121074 | bhoopesh <text:s text:c="5"/>| zircon b | <text:s text:c="4"/>3 | <text:s text:c="2"/>21 | <text:s text:c="7"/>3 | 106121116 |</text:p>
      <text:p text:style-name="P3">| 106121086 | nithin <text:s text:c="7"/>| zircon b | <text:s text:c="4"/>2 | <text:s text:c="2"/>19 | <text:s text:c="7"/>3 | 106121116 |</text:p>
      <text:p text:style-name="P3">| 106121116 | Sanjiv Kannaa | zircon b | <text:s text:c="4"/>1 | <text:s text:c="2"/>20 | <text:s text:c="7"/>3 | 106121116 |</text:p>
      <text:p text:style-name="P3">| 106121118 | newstudent <text:s text:c="3"/>| zircon b | <text:s text:c="4"/>4 | <text:s text:c="2"/>20 | <text:s text:c="7"/>1 | 106121086 |</text:p>
      <text:p text:style-name="P3"><text:soft-page-break/>| 106121074 | bhoopesh <text:s text:c="5"/>| zircon b | <text:s text:c="4"/>3 | <text:s text:c="2"/>21 | <text:s text:c="7"/>1 | 106121086 |</text:p>
      <text:p text:style-name="P3">| 106121086 | nithin <text:s text:c="7"/>| zircon b | <text:s text:c="4"/>2 | <text:s text:c="2"/>19 | <text:s text:c="7"/>1 | 106121086 |</text:p>
      <text:p text:style-name="P3">| 106121116 | Sanjiv Kannaa | zircon b | <text:s text:c="4"/>1 | <text:s text:c="2"/>20 | <text:s text:c="7"/>1 | 106121086 |</text:p>
      <text:p text:style-name="P3">| 106121118 | newstudent <text:s text:c="3"/>| zircon b | <text:s text:c="4"/>4 | <text:s text:c="2"/>20 | <text:s text:c="7"/>2 | 106121086 |</text:p>
      <text:p text:style-name="P3">| 106121074 | bhoopesh <text:s text:c="5"/>| zircon b | <text:s text:c="4"/>3 | <text:s text:c="2"/>21 | <text:s text:c="7"/>2 | 106121086 |</text:p>
      <text:p text:style-name="P3">| 106121086 | nithin <text:s text:c="7"/>| zircon b | <text:s text:c="4"/>2 | <text:s text:c="2"/>19 | <text:s text:c="7"/>2 | 106121086 |</text:p>
      <text:p text:style-name="P3">| 106121116 | Sanjiv Kannaa | zircon b | <text:s text:c="4"/>1 | <text:s text:c="2"/>20 | <text:s text:c="7"/>2 | 106121086 |</text:p>
      <text:p text:style-name="P3">| 106121118 | newstudent <text:s text:c="3"/>| zircon b | <text:s text:c="4"/>4 | <text:s text:c="2"/>20 | <text:s text:c="7"/>1 | 106121074 |</text:p>
      <text:p text:style-name="P3">| 106121074 | bhoopesh <text:s text:c="5"/>| zircon b | <text:s text:c="4"/>3 | <text:s text:c="2"/>21 | <text:s text:c="7"/>1 | 106121074 |</text:p>
      <text:p text:style-name="P3">| 106121086 | nithin <text:s text:c="7"/>| zircon b | <text:s text:c="4"/>2 | <text:s text:c="2"/>19 | <text:s text:c="7"/>1 | 106121074 |</text:p>
      <text:p text:style-name="P3">| 106121116 | Sanjiv Kannaa | zircon b | <text:s text:c="4"/>1 | <text:s text:c="2"/>20 | <text:s text:c="7"/>1 | 106121074 |</text:p>
      <text:p text:style-name="P3">| 106121118 | newstudent <text:s text:c="3"/>| zircon b | <text:s text:c="4"/>4 | <text:s text:c="2"/>20 | <text:s text:c="7"/>1 | 106121122 |</text:p>
      <text:p text:style-name="P3">| 106121074 | bhoopesh <text:s text:c="5"/>| zircon b | <text:s text:c="4"/>3 | <text:s text:c="2"/>21 | <text:s text:c="7"/>1 | 106121122 |</text:p>
      <text:p text:style-name="P3">| 106121086 | nithin <text:s text:c="7"/>| zircon b | <text:s text:c="4"/>2 | <text:s text:c="2"/>19 | <text:s text:c="7"/>1 | 106121122 |</text:p>
      <text:p text:style-name="P3">| 106121116 | Sanjiv Kannaa | zircon b | <text:s text:c="4"/>1 | <text:s text:c="2"/>20 | <text:s text:c="7"/>1 | 106121122 |</text:p>
      <text:p text:style-name="P3">+-----------+---------------+----------+-------+------+----------+-----------+</text:p>
      <text:p text:style-name="P3">28 rows in set, 1 warning (0.01 sec)</text:p>
      <text:p text:style-name="P3"/>
      <text:p text:style-name="P3"/>
      <text:p text:style-name="P3">Q5</text:p>
      <text:p text:style-name="P3">mysql&gt; select * from STUDENT NATURAL JOIN STUDENTCOURSE where STUDENT.roll_no = STUDENTCOURSE.rollno;</text:p>
      <text:p text:style-name="P3">+-----------+---------------+----------+-------+------+----------+-----------+</text:p>
      <text:p text:style-name="P3">| roll_no <text:s text:c="2"/>| name <text:s text:c="9"/>| address <text:s/>| phone | age <text:s/>| courseid | rollno <text:s text:c="3"/>|</text:p>
      <text:p text:style-name="P3">+-----------+---------------+----------+-------+------+----------+-----------+</text:p>
      <text:p text:style-name="P3">| 106121116 | Sanjiv Kannaa | zircon b | <text:s text:c="4"/>1 | <text:s text:c="2"/>20 | <text:s text:c="7"/>1 | 106121116 |</text:p>
      <text:p text:style-name="P3">| 106121116 | Sanjiv Kannaa | zircon b | <text:s text:c="4"/>1 | <text:s text:c="2"/>20 | <text:s text:c="7"/>2 | 106121116 |</text:p>
      <text:p text:style-name="P3">| 106121116 | Sanjiv Kannaa | zircon b | <text:s text:c="4"/>1 | <text:s text:c="2"/>20 | <text:s text:c="7"/>3 | 106121116 |</text:p>
      <text:p text:style-name="P3">| 106121086 | nithin <text:s text:c="7"/>| zircon b | <text:s text:c="4"/>2 | <text:s text:c="2"/>19 | <text:s text:c="7"/>1 | 106121086 |</text:p>
      <text:p text:style-name="P3">| 106121086 | nithin <text:s text:c="7"/>| zircon b | <text:s text:c="4"/>2 | <text:s text:c="2"/>19 | <text:s text:c="7"/>2 | 106121086 |</text:p>
      <text:p text:style-name="P3">| 106121074 | bhoopesh <text:s text:c="5"/>| zircon b | <text:s text:c="4"/>3 | <text:s text:c="2"/>21 | <text:s text:c="7"/>1 | 106121074 |</text:p>
      <text:p text:style-name="P3">+-----------+---------------+----------+-------+------+----------+-----------+</text:p>
      <text:p text:style-name="P3">6 rows in set (0.00 sec)</text:p>
      <text:p text:style-name="P3"/>
      <text:p text:style-name="P3"/>
      <text:p text:style-name="P3"><text:soft-page-break/></text:p>
      <text:p text:style-name="P3">Q6</text:p>
      <text:p text:style-name="P3">mysql&gt; select * from STUDENT JOIN STUDENTCOURSE where roll_no=106121116;</text:p>
      <text:p text:style-name="P3">+-----------+---------------+----------+-------+------+----------+-----------+</text:p>
      <text:p text:style-name="P3">| roll_no <text:s text:c="2"/>| name <text:s text:c="9"/>| address <text:s/>| phone | age <text:s/>| courseid | rollno <text:s text:c="3"/>|</text:p>
      <text:p text:style-name="P3">+-----------+---------------+----------+-------+------+----------+-----------+</text:p>
      <text:p text:style-name="P3">| 106121116 | Sanjiv Kannaa | zircon b | <text:s text:c="4"/>1 | <text:s text:c="2"/>20 | <text:s text:c="7"/>1 | 106121116 |</text:p>
      <text:p text:style-name="P3">| 106121116 | Sanjiv Kannaa | zircon b | <text:s text:c="4"/>1 | <text:s text:c="2"/>20 | <text:s text:c="7"/>2 | 106121116 |</text:p>
      <text:p text:style-name="P3">| 106121116 | Sanjiv Kannaa | zircon b | <text:s text:c="4"/>1 | <text:s text:c="2"/>20 | <text:s text:c="7"/>3 | 106121116 |</text:p>
      <text:p text:style-name="P3">| 106121116 | Sanjiv Kannaa | zircon b | <text:s text:c="4"/>1 | <text:s text:c="2"/>20 | <text:s text:c="7"/>1 | 106121086 |</text:p>
      <text:p text:style-name="P3">| 106121116 | Sanjiv Kannaa | zircon b | <text:s text:c="4"/>1 | <text:s text:c="2"/>20 | <text:s text:c="7"/>2 | 106121086 |</text:p>
      <text:p text:style-name="P3">| 106121116 | Sanjiv Kannaa | zircon b | <text:s text:c="4"/>1 | <text:s text:c="2"/>20 | <text:s text:c="7"/>1 | 106121074 |</text:p>
      <text:p text:style-name="P3">| 106121116 | Sanjiv Kannaa | zircon b | <text:s text:c="4"/>1 | <text:s text:c="2"/>20 | <text:s text:c="7"/>1 | 106121122 |</text:p>
      <text:p text:style-name="P3">+-----------+---------------+----------+-------+------+----------+-----------+</text:p>
      <text:p text:style-name="P3">7 rows in set (0.01 sec)</text:p>
      <text:p text:style-name="P3"/>
      <text:p text:style-name="P3"/>
      <text:p text:style-name="P3"/>
      <text:p text:style-name="P3">Q7</text:p>
      <text:p text:style-name="P3">equi join and inner join are the same</text:p>
      <text:p text:style-name="P3">mysql&gt; select * from STUDENT INNER JOIN STUDENTCOURSE on STUDENT.roll_no = STUDENTCOURSE.rollno;</text:p>
      <text:p text:style-name="P3">+-----------+---------------+----------+-------+------+----------+-----------+</text:p>
      <text:p text:style-name="P3">| roll_no <text:s text:c="2"/>| name <text:s text:c="9"/>| address <text:s/>| phone | age <text:s/>| courseid | rollno <text:s text:c="3"/>|</text:p>
      <text:p text:style-name="P3">+-----------+---------------+----------+-------+------+----------+-----------+</text:p>
      <text:p text:style-name="P3">| 106121116 | Sanjiv Kannaa | zircon b | <text:s text:c="4"/>1 | <text:s text:c="2"/>20 | <text:s text:c="7"/>1 | 106121116 |</text:p>
      <text:p text:style-name="P3">| 106121116 | Sanjiv Kannaa | zircon b | <text:s text:c="4"/>1 | <text:s text:c="2"/>20 | <text:s text:c="7"/>2 | 106121116 |</text:p>
      <text:p text:style-name="P3">| 106121116 | Sanjiv Kannaa | zircon b | <text:s text:c="4"/>1 | <text:s text:c="2"/>20 | <text:s text:c="7"/>3 | 106121116 |</text:p>
      <text:p text:style-name="P3">| 106121086 | nithin <text:s text:c="7"/>| zircon b | <text:s text:c="4"/>2 | <text:s text:c="2"/>19 | <text:s text:c="7"/>1 | 106121086 |</text:p>
      <text:p text:style-name="P3">| 106121086 | nithin <text:s text:c="7"/>| zircon b | <text:s text:c="4"/>2 | <text:s text:c="2"/>19 | <text:s text:c="7"/>2 | 106121086 |</text:p>
      <text:p text:style-name="P3">| 106121074 | bhoopesh <text:s text:c="5"/>| zircon b | <text:s text:c="4"/>3 | <text:s text:c="2"/>21 | <text:s text:c="7"/>1 | 106121074 |</text:p>
      <text:p text:style-name="P3">+-----------+---------------+----------+-------+------+----------+-----------+</text:p>
      <text:p text:style-name="P3">6 rows in set (0.00 sec)</text:p>
      <text:p text:style-name="P3"/>
      <text:p text:style-name="P3"><text:soft-page-break/></text:p>
      <text:p text:style-name="P3">Q1</text:p>
      <text:p text:style-name="P3"/>
      <text:p text:style-name="P3">-- create table customer(cust_id int,cust_name varchar(20), primary key(Cust_id));</text:p>
      <text:p text:style-name="P3">-- create table item(item_id int,item_name varchar(20),price int, primary key(item_id));</text:p>
      <text:p text:style-name="P3">-- create table sale(bill_no int,bill_date date,cust_id int,item_id int,qty_sold int, primary key(bill_no), foreign key(cust_id) refences customer(cust_id), foreign key(item_id) references item(item_id));</text:p>
      <text:p text:style-name="P3"/>
      <text:p text:style-name="P3"/>
      <text:p text:style-name="P3"/>
      <text:p text:style-name="P3">-- insert into customer values(1,'Sanjiv Kannaa J');</text:p>
      <text:p text:style-name="P3">-- insert into customer values(2,'Nithin');</text:p>
      <text:p text:style-name="P3">-- insert into customer values(3,'Sri Vignesh');</text:p>
      <text:p text:style-name="P3">-- insert into customer values(4,'Sri Kanth');</text:p>
      <text:p text:style-name="P3">-- insert into customer values(5,'Bhoopesh');</text:p>
      <text:p text:style-name="P3">-- insert into customer values(6,'JSK');</text:p>
      <text:p text:style-name="P3">-- insert into customer values(7,'vijay');</text:p>
      <text:p text:style-name="P3">-- insert into customer values(8,'Appruval');</text:p>
      <text:p text:style-name="P3">-- insert into customer values(9,'Abinav');</text:p>
      <text:p text:style-name="P3">-- insert into customer values(10,'SKM');</text:p>
      <text:p text:style-name="P3"/>
      <text:p text:style-name="P3"/>
      <text:p text:style-name="P3">-- insert into item values(1,'Computer',1000);</text:p>
      <text:p text:style-name="P3">-- insert into item values(2,'Mouse',120);</text:p>
      <text:p text:style-name="P3">-- insert into item values(3,'Keyboard',130);</text:p>
      <text:p text:style-name="P3">-- insert into item values(4,'CPU',250);</text:p>
      <text:p text:style-name="P3">-- insert into item values(5,'Cable',10);</text:p>
      <text:p text:style-name="P3">-- insert into item values(6,'Watch',60);</text:p>
      <text:p text:style-name="P3">-- insert into item values(7,'Phone',580);</text:p>
      <text:p text:style-name="P3">-- insert into item values(8,'Laptop',900);</text:p>
      <text:p text:style-name="P3">-- insert into item values(9,'Glass',75);</text:p>
      <text:p text:style-name="P3">-- insert into item values(10,'Clock',50);</text:p>
      <text:p text:style-name="P3"><text:soft-page-break/></text:p>
      <text:p text:style-name="P3"/>
      <text:p text:style-name="P3">-- insert into sale values(1,'2021-02-21',1,1,200);</text:p>
      <text:p text:style-name="P3">-- insert into sale values(2,'2021-04-16',2,2,1200);</text:p>
      <text:p text:style-name="P3">-- insert into sale values(3,'2021-03-08',3,3,500);</text:p>
      <text:p text:style-name="P3">-- insert into sale values(4,'2021-05-12',4,4,900);</text:p>
      <text:p text:style-name="P3">-- insert into sale values(5,'2021-08-24',5,5,2400);</text:p>
      <text:p text:style-name="P3">-- insert into sale values(6,'2022-08-24',6,6,1000);</text:p>
      <text:p text:style-name="P3">-- insert into sale values(7,'2022-08-24',7,7,400);</text:p>
      <text:p text:style-name="P3">-- insert into sale values(8,'2023-08-24',8,8,240);</text:p>
      <text:p text:style-name="P3">-- insert into sale values(9,'2023-08-24',9,9,750);</text:p>
      <text:p text:style-name="P3">-- insert into sale values(10,'2023-08-24',10,10,1500);</text:p>
      <text:p text:style-name="P3"/>
      <text:p text:style-name="P3"/>
      <text:p text:style-name="P3"/>
      <text:p text:style-name="P3"/>
      <text:p text:style-name="P3"/>
      <text:p text:style-name="P3">Q2</text:p>
      <text:p text:style-name="P3">mysql&gt; create view viewq2 as (select bill_no, bill_date, cust_id, item.item_id, price, qty_sold, qty_sold*price as amount from item inner join sale on item.item_id=sale.item_id);</text:p>
      <text:p text:style-name="P3">Query OK, 0 rows affected (0.11 sec)</text:p>
      <text:p text:style-name="P3"/>
      <text:p text:style-name="P3">mysql&gt; select * from viewq2;</text:p>
      <text:p text:style-name="P3">+---------+------------+---------+---------+-------+----------+--------+</text:p>
      <text:p text:style-name="P3">| bill_no | bill_date <text:s/>| cust_id | item_id | price | qty_sold | amount |</text:p>
      <text:p text:style-name="P3">+---------+------------+---------+---------+-------+----------+--------+</text:p>
      <text:p text:style-name="P3">| <text:s text:c="6"/>1 | 2021-02-21 | <text:s text:c="6"/>1 | <text:s text:c="6"/>1 | <text:s/>1000 | <text:s text:c="5"/>200 | 200000 |</text:p>
      <text:p text:style-name="P3">| <text:s text:c="6"/>2 | 2021-04-16 | <text:s text:c="6"/>2 | <text:s text:c="6"/>2 | <text:s text:c="2"/>120 | <text:s text:c="4"/>1200 | 144000 |</text:p>
      <text:p text:style-name="P3">| <text:s text:c="6"/>3 | 2021-03-08 | <text:s text:c="6"/>3 | <text:s text:c="6"/>3 | <text:s text:c="2"/>130 | <text:s text:c="5"/>500 | <text:s/>65000 |</text:p>
      <text:p text:style-name="P3">| <text:s text:c="6"/>4 | 2021-05-12 | <text:s text:c="6"/>4 | <text:s text:c="6"/>4 | <text:s text:c="2"/>250 | <text:s text:c="5"/>900 | 225000 |</text:p>
      <text:p text:style-name="P3">| <text:s text:c="6"/>5 | 2021-08-24 | <text:s text:c="6"/>5 | <text:s text:c="6"/>5 | <text:s text:c="3"/>10 | <text:s text:c="4"/>2400 | <text:s/>24000 |</text:p>
      <text:p text:style-name="P3">| <text:s text:c="6"/>6 | 2022-08-24 | <text:s text:c="6"/>6 | <text:s text:c="6"/>6 | <text:s text:c="3"/>60 | <text:s text:c="4"/>1000 | <text:s/>60000 |</text:p>
      <text:p text:style-name="P3">| <text:s text:c="6"/>7 | 2022-08-24 | <text:s text:c="6"/>7 | <text:s text:c="6"/>7 | <text:s text:c="2"/>580 | <text:s text:c="5"/>400 | 232000 |</text:p>
      <text:p text:style-name="P3">| <text:s text:c="6"/>8 | 2023-08-24 | <text:s text:c="6"/>8 | <text:s text:c="6"/>8 | <text:s text:c="2"/>900 | <text:s text:c="5"/>240 | 216000 |</text:p>
      <text:p text:style-name="P3"><text:soft-page-break/>| <text:s text:c="6"/>9 | 2023-08-24 | <text:s text:c="6"/>9 | <text:s text:c="6"/>9 | <text:s text:c="3"/>75 | <text:s text:c="5"/>750 | <text:s/>56250 |</text:p>
      <text:p text:style-name="P3">| <text:s text:c="5"/>10 | 2023-08-24 | <text:s text:c="5"/>10 | <text:s text:c="5"/>10 | <text:s text:c="3"/>50 | <text:s text:c="4"/>1500 | <text:s/>75000 |</text:p>
      <text:p text:style-name="P3">+---------+------------+---------+---------+-------+----------+--------+</text:p>
      <text:p text:style-name="P3">10 rows in set (0.00 sec)</text:p>
      <text:p text:style-name="P3"/>
      <text:p text:style-name="P3"/>
      <text:p text:style-name="P3">Q3</text:p>
      <text:p text:style-name="P3">mysql&gt; create view viewq3 as (select * from sale where bill_date&gt;'2023-08-22' ORDER BY bill_date);</text:p>
      <text:p text:style-name="P3">Query OK, 0 rows affected (0.11 sec)</text:p>
      <text:p text:style-name="P3"/>
      <text:p text:style-name="P3">mysql&gt; select * from viewq3;</text:p>
      <text:p text:style-name="P3">+---------+------------+---------+---------+----------+</text:p>
      <text:p text:style-name="P3">| bill_no | bill_date <text:s/>| cust_id | item_id | qty_sold |</text:p>
      <text:p text:style-name="P3">+---------+------------+---------+---------+----------+</text:p>
      <text:p text:style-name="P3">| <text:s text:c="6"/>8 | 2023-08-24 | <text:s text:c="6"/>8 | <text:s text:c="6"/>8 | <text:s text:c="5"/>240 |</text:p>
      <text:p text:style-name="P3">| <text:s text:c="6"/>9 | 2023-08-24 | <text:s text:c="6"/>9 | <text:s text:c="6"/>9 | <text:s text:c="5"/>750 |</text:p>
      <text:p text:style-name="P3">| <text:s text:c="5"/>10 | 2023-08-24 | <text:s text:c="5"/>10 | <text:s text:c="5"/>10 | <text:s text:c="4"/>1500 |</text:p>
      <text:p text:style-name="P3">+---------+------------+---------+---------+----------+</text:p>
      <text:p text:style-name="P3">3 rows in set (0.03 sec)</text:p>
      <text:p text:style-name="P3"/>
      <text:p text:style-name="P3"/>
      <text:p text:style-name="P3">Q4</text:p>
      <text:p text:style-name="P3">mysql&gt; select item_name, price*qty_sold as total_price from item inner join sale on item.item_id = sale.item_id order by total_price desc limit 5;</text:p>
      <text:p text:style-name="P3">+-----------+-------------+</text:p>
      <text:p text:style-name="P3">| item_name | total_price |</text:p>
      <text:p text:style-name="P3">+-----------+-------------+</text:p>
      <text:p text:style-name="P3">| Phone <text:s text:c="4"/>| <text:s text:c="5"/>232000 |</text:p>
      <text:p text:style-name="P3">| CPU <text:s text:c="6"/>| <text:s text:c="5"/>225000 |</text:p>
      <text:p text:style-name="P3">| Laptop <text:s text:c="3"/>| <text:s text:c="5"/>216000 |</text:p>
      <text:p text:style-name="P3">| Computer <text:s/>| <text:s text:c="5"/>200000 |</text:p>
      <text:p text:style-name="P3">| Mouse <text:s text:c="4"/>| <text:s text:c="5"/>144000 |</text:p>
      <text:p text:style-name="P3">+-----------+-------------+</text:p>
      <text:p text:style-name="P3">5 rows in set (0.00 sec)</text:p>
      <text:p text:style-name="P3"><text:soft-page-break/>Q5</text:p>
      <text:p text:style-name="P3">mysql&gt; (select cust_name, sum(qty_sold*price), 'platinum' as lvl from sale, customer, item where bill_date like '2021%' and sale.cust_id=customer.cust_id and sale.item_id=item.item_id group by customer.cust_name having sum(qty_sold*price)&gt;50000) union </text:p>
      <text:p text:style-name="P3"><text:s text:c="4"/>-&gt; (select cust_name, sum(qty_sold*price), 'gold' as lvl from sale, customer, item where bill_date like '2021%' and sale.cust_id=customer.cust_id and sale.item_id=item.item_id group by customer.cust_name having sum(qty_sold*price)&gt;10000 and sum(qty_sold*price)&lt;50000) UNION</text:p>
      <text:p text:style-name="P3"><text:s text:c="4"/>-&gt; (select cust_name, sum(qty_sold*price), 'silver' as lvl from sale, customer, item where bill_date like '2021%' and sale.cust_id=customer.cust_id and sale.item_id=item.item_id group by customer.cust_name having sum(qty_sold*price)&gt;10000 and sum(qty_sold*price)&lt;10000)</text:p>
      <text:p text:style-name="P3"><text:s text:c="4"/>-&gt; ;</text:p>
      <text:p text:style-name="P3">+-----------------+---------------------+----------+</text:p>
      <text:p text:style-name="P3">| cust_name <text:s text:c="6"/>| sum(qty_sold*price) | lvl <text:s text:c="5"/>|</text:p>
      <text:p text:style-name="P3">+-----------------+---------------------+----------+</text:p>
      <text:p text:style-name="P3">| Sanjiv Kannaa J | <text:s text:c="13"/>200000 | platinum |</text:p>
      <text:p text:style-name="P3">| Nithin <text:s text:c="9"/>| <text:s text:c="13"/>144000 | platinum |</text:p>
      <text:p text:style-name="P3">| Sri Vignesh <text:s text:c="4"/>| <text:s text:c="14"/>65000 | platinum |</text:p>
      <text:p text:style-name="P3">| Sri Kanth <text:s text:c="6"/>| <text:s text:c="13"/>225000 | platinum |</text:p>
      <text:p text:style-name="P3">| Bhoopesh <text:s text:c="7"/>| <text:s text:c="14"/>24000 | gold <text:s text:c="4"/>|</text:p>
      <text:p text:style-name="P3">+-----------------+---------------------+----------+</text:p>
      <text:p text:style-name="P3">5 rows in set (0.00 sec)</text:p>
      <text:p text:style-name="P3"/>
      <text:p text:style-name="P3"/>
      <text:p text:style-name="P3"/>
      <text:p text:style-name="P3"/>
      <text:p text:style-name="P3">Q6</text:p>
      <text:p text:style-name="P3">mysql&gt; select cust_name, price*qty_sold as total_amount from customer inner join item inner join sale on customer.cust_id=sale.cust_id and item.item_id=sale.item_id where bill_date like '2021%' order by total_amount desc limit 5;</text:p>
      <text:p text:style-name="P3"><text:soft-page-break/>+-----------------+--------------+</text:p>
      <text:p text:style-name="P3">| cust_name <text:s text:c="6"/>| total_amount |</text:p>
      <text:p text:style-name="P3">+-----------------+--------------+</text:p>
      <text:p text:style-name="P3">| Sri Kanth <text:s text:c="6"/>| <text:s text:c="6"/>225000 |</text:p>
      <text:p text:style-name="P3">| Sanjiv Kannaa J | <text:s text:c="6"/>200000 |</text:p>
      <text:p text:style-name="P3">| Nithin <text:s text:c="9"/>| <text:s text:c="6"/>144000 |</text:p>
      <text:p text:style-name="P3">| Sri Vignesh <text:s text:c="4"/>| <text:s text:c="7"/>65000 |</text:p>
      <text:p text:style-name="P3">| Bhoopesh <text:s text:c="7"/>| <text:s text:c="7"/>24000 |</text:p>
      <text:p text:style-name="P3">+-----------------+--------------+</text:p>
      <text:p text:style-name="P3">5 rows in set (0.01 sec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MP2" style:family="paragraph" style:parent-style-name="Footer">
      <style:paragraph-properties fo:text-align="end" style:justify-single-word="false"/>
      <style:text-properties officeooo:rsid="0008e44a" officeooo:paragraph-rsid="0008e4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njiv Kannaa J</text:p>
        <text:p text:style-name="MP1">106121116</text:p>
      </style:header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32:46.118171649</meta:creation-date>
    <dc:date>2023-10-23T22:05:01.401858208</dc:date>
    <meta:editing-duration>PT24M32S</meta:editing-duration>
    <meta:editing-cycles>23</meta:editing-cycles>
    <meta:generator>LibreOffice/7.5.6.2$Linux_X86_64 LibreOffice_project/50$Build-2</meta:generator>
    <meta:document-statistic meta:table-count="0" meta:image-count="0" meta:object-count="0" meta:page-count="10" meta:paragraph-count="238" meta:word-count="2439" meta:character-count="14986" meta:non-whitespace-character-count="11241"/>
  </office:meta>
</office:document-meta>
</file>